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1818eb"/>
    </style:style>
    <style:style style:name="P2" style:family="paragraph" style:parent-style-name="Standard">
      <style:paragraph-properties fo:text-align="center" style:justify-single-word="false"/>
      <style:text-properties officeooo:rsid="001818eb" officeooo:paragraph-rsid="001818eb"/>
    </style:style>
    <style:style style:name="P3" style:family="paragraph" style:parent-style-name="Standard">
      <style:paragraph-properties fo:text-align="start" style:justify-single-word="false"/>
      <style:text-properties officeooo:rsid="001818eb" officeooo:paragraph-rsid="001818eb"/>
    </style:style>
    <style:style style:name="P4" style:family="paragraph" style:parent-style-name="Standard">
      <style:text-properties officeooo:paragraph-rsid="001818eb"/>
    </style:style>
    <style:style style:name="P5" style:family="paragraph" style:parent-style-name="Standard">
      <style:text-properties fo:color="#3465a4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8eb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818eb" style:font-weight-asian="bold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style:text-underline-style="none" fo:font-weight="bold" officeooo:rsid="001818eb" style:font-weight-asian="bold" style:font-weight-complex="bold"/>
    </style:style>
    <style:style style:name="T7" style:family="text">
      <style:text-properties fo:color="#3465a4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SYSTEME</text:span></text:p>
      <text:p text:style-name="P2"><text:span text:style-name="T3">TP3</text:span></text:p>
      <text:p text:style-name="P3"><text:span text:style-name="T3"/></text:p>
      <text:p text:style-name="P1"><text:span text:style-name="T2">KAMICHE MOHAMED</text:span></text:p>
      <text:p text:style-name="P4"><text:span text:style-name="T4"/></text:p>
      <text:p text:style-name="Standard"><text:span text:style-name="T7">EXERCICE 11 :</text:span> <text:s/></text:p>
      <text:p text:style-name="Standard"/>
      <text:p text:style-name="Standard"><text:tab/>nano date.sh</text:p>
      <text:p text:style-name="Standard"><text:tab/>#!/bin/sh</text:p>
      <text:p text:style-name="Standard"><text:tab/></text:p>
      <text:p text:style-name="Standard"><text:tab/>date=`date -R`</text:p>
      <text:p text:style-name="Standard"><text:tab/>jour=`echo $date | cut -f1 d ' ' `</text:p>
      <text:p text:style-name="Standard"><text:tab/>mois=`echo $date | cut -f3 -d ' ' `</text:p>
      <text:p text:style-name="Standard"><text:tab/>journum=`echo $date | cut f-2 -d ' ' `</text:p>
      <text:p text:style-name="Standard"><text:tab/>heure=`echo $date | cut -f5 -d ' '`</text:p>
      <text:p text:style-name="Standard"><text:tab/>anne=`echo $date | cut -f4 -d ' '`</text:p>
      <text:p text:style-name="Standard"><text:tab/>case $jour in </text:p>
      <text:p text:style-name="Standard"><text:tab/><text:tab/>"Thu,")</text:p>
      <text:p text:style-name="Standard"><text:tab/><text:tab/> <text:s text:c="2"/>jourfr="Jeudi";</text:p>
      <text:p text:style-name="Standard"><text:tab/><text:tab/>;;</text:p>
      <text:p text:style-name="Standard"><text:tab/><text:tab/>"Mon,")</text:p>
      <text:p text:style-name="Standard"><text:tab/><text:tab/> <text:s text:c="2"/>jourfr="Lundi";</text:p>
      <text:p text:style-name="Standard"><text:tab/><text:tab/>;;</text:p>
      <text:p text:style-name="Standard"><text:tab/><text:tab/>"Tue,")</text:p>
      <text:p text:style-name="Standard"><text:tab/><text:tab/> <text:s text:c="2"/>jourfr="Mardi";</text:p>
      <text:p text:style-name="Standard"><text:tab/><text:tab/>;;</text:p>
      <text:p text:style-name="Standard"><text:tab/><text:tab/>"Wed,")</text:p>
      <text:p text:style-name="Standard"><text:tab/><text:tab/> <text:s text:c="2"/>jourfr="Mercredi";</text:p>
      <text:p text:style-name="Standard"><text:tab/><text:tab/>;;</text:p>
      <text:p text:style-name="Standard"><text:tab/><text:tab/>"Fri,")</text:p>
      <text:p text:style-name="Standard"><text:tab/><text:tab/> <text:s text:c="2"/>jourfr="Vendredi";</text:p>
      <text:p text:style-name="Standard"><text:tab/><text:tab/>;;</text:p>
      <text:p text:style-name="Standard"><text:tab/><text:tab/>"Sat,") </text:p>
      <text:p text:style-name="Standard"><text:tab/><text:tab/> <text:s text:c="2"/>jourfr="Samedi";</text:p>
      <text:p text:style-name="Standard"><text:tab/><text:tab/>;;</text:p>
      <text:p text:style-name="Standard"><text:tab/><text:tab/>"Sun,")</text:p>
      <text:p text:style-name="Standard"><text:tab/><text:tab/> <text:s text:c="2"/>jourfr="Dimanche";</text:p>
      <text:p text:style-name="Standard">esac</text:p>
      <text:p text:style-name="Standard">case $mois in </text:p>
      <text:p text:style-name="Standard"><text:tab/><text:tab/>"Jan")</text:p>
      <text:p text:style-name="Standard"><text:tab/><text:tab/> <text:s text:c="2"/>moisfr="Janvier";</text:p>
      <text:p text:style-name="Standard"><text:tab/><text:tab/>;;</text:p>
      <text:p text:style-name="Standard"><text:tab/><text:tab/>"Feb")</text:p>
      <text:p text:style-name="Standard"><text:tab/><text:tab/> <text:s text:c="2"/>moisfr="Février";</text:p>
      <text:p text:style-name="Standard"><text:tab/><text:tab/>;;</text:p>
      <text:p text:style-name="Standard"><text:tab/><text:tab/>"Mar")</text:p>
      <text:p text:style-name="Standard"><text:tab/><text:tab/> <text:s text:c="2"/>moisfr="Mars";</text:p>
      <text:p text:style-name="Standard"><text:tab/><text:tab/>;;</text:p>
      <text:p text:style-name="Standard"><text:tab/><text:tab/>"Apr")</text:p>
      <text:p text:style-name="Standard"><text:tab/><text:tab/> <text:s text:c="2"/>moisfr="Avril";</text:p>
      <text:p text:style-name="Standard"><text:tab/><text:tab/>;;</text:p>
      <text:p text:style-name="Standard"><text:tab/><text:tab/>"May")</text:p>
      <text:p text:style-name="Standard"><text:soft-page-break/><text:tab/><text:tab/> <text:s text:c="2"/>moisfr="Mai";</text:p>
      <text:p text:style-name="Standard"><text:tab/><text:tab/>;;</text:p>
      <text:p text:style-name="Standard"><text:tab/><text:tab/>"Jun")</text:p>
      <text:p text:style-name="Standard"><text:tab/><text:tab/> <text:s text:c="2"/>moisfr="Juin";</text:p>
      <text:p text:style-name="Standard"><text:tab/><text:tab/>;;</text:p>
      <text:p text:style-name="Standard"><text:tab/><text:tab/>"Jul")</text:p>
      <text:p text:style-name="Standard"><text:tab/><text:tab/> <text:s text:c="2"/>moisfr="Juillet";</text:p>
      <text:p text:style-name="Standard"><text:tab/><text:tab/>;;</text:p>
      <text:p text:style-name="Standard"><text:tab/><text:tab/>"Aug")</text:p>
      <text:p text:style-name="Standard"><text:tab/><text:tab/> <text:s text:c="2"/>moisfr="Août";</text:p>
      <text:p text:style-name="Standard"><text:tab/><text:tab/>;;</text:p>
      <text:p text:style-name="Standard"><text:tab/><text:tab/>"Sep")</text:p>
      <text:p text:style-name="Standard"><text:tab/><text:tab/> <text:s text:c="2"/>moisfr="Septembre";</text:p>
      <text:p text:style-name="Standard"><text:tab/><text:tab/>;;</text:p>
      <text:p text:style-name="Standard"><text:tab/><text:tab/>"Oct")</text:p>
      <text:p text:style-name="Standard"><text:tab/><text:tab/> <text:s text:c="2"/>moisfr="Octobre";</text:p>
      <text:p text:style-name="Standard"><text:tab/><text:tab/>;;</text:p>
      <text:p text:style-name="Standard"><text:tab/><text:tab/>"Nov")</text:p>
      <text:p text:style-name="Standard"><text:tab/><text:tab/> <text:s text:c="2"/>moisfr="Novembre";</text:p>
      <text:p text:style-name="Standard"><text:tab/><text:tab/>;;</text:p>
      <text:p text:style-name="Standard"><text:tab/><text:tab/>"Dec")</text:p>
      <text:p text:style-name="Standard"><text:tab/><text:tab/> <text:s text:c="2"/>moisfr="Décembre";</text:p>
      <text:p text:style-name="Standard">esac</text:p>
      <text:p text:style-name="Standard">echo "$jourfr $journum $moisfr $anne $heure"</text:p>
      <text:p text:style-name="Standard"/>
      <text:p text:style-name="Standard"/>
      <text:p text:style-name="P5">EXERCICE 12 :</text:p>
      <text:p text:style-name="Standard"/>
      <text:p text:style-name="Standard"/>
      <text:p text:style-name="Standard"><text:tab/>nano traduire.sh</text:p>
      <text:p text:style-name="Standard"><text:tab/>#!/bin/sh</text:p>
      <text:p text:style-name="Standard"><text:tab/>if [ $# -ne 0 ]</text:p>
      <text:p text:style-name="Standard"><text:tab/>then </text:p>
      <text:p text:style-name="Standard"><text:s text:c="4"/><text:tab/> <text:s text:c="3"/>echo "Usage : $0" &gt;&amp;2</text:p>
      <text:p text:style-name="Standard"><text:s text:c="5"/><text:tab/> <text:s text:c="3"/>exit 1</text:p>
      <text:p text:style-name="Standard"><text:tab/>fi</text:p>
      <text:p text:style-name="Standard"><text:tab/>if [ -f f_francais.txt ]</text:p>
      <text:p text:style-name="Standard"><text:tab/>then </text:p>
      <text:p text:style-name="Standard"><text:tab/> <text:s text:c="3"/>if [ ! -v f_francais.txt ]</text:p>
      <text:p text:style-name="Standard"><text:tab/> <text:s text:c="3"/>then</text:p>
      <text:p text:style-name="Standard"><text:tab/> <text:s text:c="3"/><text:tab/>echo "Le fichier f_francais.txt est protégé , impossible d'écrire !" &gt;&amp;2</text:p>
      <text:p text:style-name="Standard"><text:tab/> <text:s text:c="3"/><text:tab/>exit 1</text:p>
      <text:p text:style-name="Standard"><text:s text:c="12"/>else</text:p>
      <text:p text:style-name="Standard"><text:tab/> <text:s text:c="3"/><text:tab/>rm -i f_francais.txt</text:p>
      <text:p text:style-name="Standard"><text:tab/> <text:s text:c="3"/>fi </text:p>
      <text:p text:style-name="Standard"><text:s text:c="5"/><text:tab/>fi</text:p>
      <text:p text:style-name="Standard"><text:tab/>cat f_anglais.txt | while read ligne </text:p>
      <text:p text:style-name="Standard"><text:tab/>do </text:p>
      <text:p text:style-name="Standard"><text:tab/> <text:s text:c="3"/>ligne_traduite=" "</text:p>
      <text:p text:style-name="Standard"><text:tab/> <text:s text:c="3"/>for mot in $ligne</text:p>
      <text:p text:style-name="Standard"><text:tab/> <text:s text:c="3"/>do </text:p>
      <text:p text:style-name="Standard"><text:tab/><text:tab/> mot_traduite-`grep "$mot <text:s/>dico.txt | cut -f2 -d" " `</text:p>
      <text:p text:style-name="Standard"><text:soft-page-break/><text:tab/><text:tab/> ligne_traduite="$ligne_traduite $mot_traduit"</text:p>
      <text:p text:style-name="Standard"><text:tab/><text:tab/> done</text:p>
      <text:p text:style-name="Standard"><text:tab/><text:tab/> echo $ligne_traduite &gt;&gt; f_francais.txt</text:p>
      <text:p text:style-name="Standard"><text:s text:c="7"/>done</text:p>
      <text:p text:style-name="Standard"><text:s text:c="7"/>exit 0</text:p>
      <text:p text:style-name="Standard"/>
      <text:p text:style-name="P5">EXERCICE 13 :</text:p>
      <text:p text:style-name="Standard"/>
      <text:p text:style-name="Standard"><text:tab/>#!/bin/sh</text:p>
      <text:p text:style-name="Standard"><text:tab/>choix=0</text:p>
      <text:p text:style-name="Standard"><text:tab/>while [ $choix -ne -2 ]</text:p>
      <text:p text:style-name="Standard"><text:tab/>do</text:p>
      <text:p text:style-name="Standard"><text:s/><text:tab/> <text:s text:c="5"/>echo "\nNom répertoire courant : `pwd`\n"</text:p>
      <text:p text:style-name="Standard"><text:tab/> <text:s text:c="5"/>echo "Vous avez la possibilit´e de taper :\n"</text:p>
      <text:p text:style-name="Standard"><text:tab/> <text:s text:c="5"/>echo "\t-2 : pour quitter l’application"</text:p>
      <text:p text:style-name="Standard"><text:tab/> <text:s text:c="5"/>echo "\t-1 : pour monter d’un r´epertoire"</text:p>
      <text:p text:style-name="Standard"><text:tab/> <text:s text:c="5"/>echo "\t0 : pour rester dans le r´epertoire courant"</text:p>
      <text:p text:style-name="Standard"><text:tab/>i=1</text:p>
      <text:p text:style-name="Standard"><text:tab/>for nomfich in *</text:p>
      <text:p text:style-name="Standard"><text:tab/>do</text:p>
      <text:p text:style-name="Standard"><text:tab/><text:tab/>if [ -d "$nomfich" -a -r "$nomfich" -a -x "$nomfich" ]</text:p>
      <text:p text:style-name="Standard"><text:tab/><text:tab/>then</text:p>
      <text:p text:style-name="Standard"><text:tab/><text:tab/><text:tab/>echo "\t$i : pour descendre dans le r´epertoire $nomfich"</text:p>
      <text:p text:style-name="Standard"><text:tab/><text:tab/><text:tab/>i=‘expr $i + 1‘</text:p>
      <text:p text:style-name="Standard"><text:tab/><text:tab/>fi</text:p>
      <text:p text:style-name="Standard"><text:tab/>done</text:p>
      <text:p text:style-name="Standard"><text:tab/>echo "\nEntrer votre choix : \c"</text:p>
      <text:p text:style-name="Standard"><text:tab/>read choix</text:p>
      <text:p text:style-name="Standard"><text:tab/>if [ "$choix" ]</text:p>
      <text:p text:style-name="Standard"><text:tab/>then</text:p>
      <text:p text:style-name="Standard"><text:tab/><text:tab/>reponse_correcte=oui</text:p>
      <text:p text:style-name="Standard"><text:tab/><text:tab/>if [ "$choix" -lt -2 ]</text:p>
      <text:p text:style-name="Standard"><text:tab/><text:tab/>then</text:p>
      <text:p text:style-name="Standard"><text:tab/><text:tab/><text:tab/>reponse_correcte=non</text:p>
      <text:p text:style-name="Standard"><text:tab/><text:tab/>elif [ "$choix" -eq -1 ]</text:p>
      <text:p text:style-name="Standard"><text:tab/><text:tab/>then</text:p>
      <text:p text:style-name="Standard"><text:tab/><text:tab/><text:tab/>cd ..</text:p>
      <text:p text:style-name="Standard"><text:tab/><text:tab/>elif [ "$choix" -gt 0 ]</text:p>
      <text:p text:style-name="Standard"><text:tab/><text:tab/>then</text:p>
      <text:p text:style-name="Standard"><text:tab/><text:tab/><text:tab/>i=0</text:p>
      <text:p text:style-name="Standard"><text:tab/><text:tab/><text:tab/>reponse_correcte=non</text:p>
      <text:p text:style-name="Standard"><text:tab/><text:tab/><text:tab/>for nomfich in *</text:p>
      <text:p text:style-name="Standard"><text:tab/><text:tab/><text:tab/>do</text:p>
      <text:p text:style-name="Standard"><text:tab/><text:tab/><text:tab/><text:tab/>if [ -d "$nomfich" -a -r "$nomfich" -a -x "$nomfich" ]</text:p>
      <text:p text:style-name="Standard"><text:tab/><text:tab/><text:tab/><text:tab/>then</text:p>
      <text:p text:style-name="Standard"><text:tab/><text:tab/><text:tab/><text:tab/><text:tab/>i=‘expr $i + 1‘</text:p>
      <text:p text:style-name="Standard"><text:tab/><text:tab/><text:tab/><text:tab/><text:tab/>if [ $i -eq "$choix" ]</text:p>
      <text:p text:style-name="Standard"><text:tab/><text:tab/><text:tab/><text:tab/><text:tab/>then</text:p>
      <text:p text:style-name="Standard"><text:tab/><text:tab/><text:tab/><text:tab/><text:tab/><text:tab/>cd "$nomfich"</text:p>
      <text:p text:style-name="Standard"><text:tab/><text:tab/><text:tab/><text:tab/><text:tab/><text:tab/>reponse_correcte=oui</text:p>
      <text:p text:style-name="Standard"><text:tab/><text:tab/><text:tab/><text:tab/><text:tab/>fi</text:p>
      <text:p text:style-name="Standard"><text:tab/><text:tab/><text:tab/><text:tab/>fi</text:p>
      <text:p text:style-name="Standard"><text:soft-page-break/><text:tab/><text:tab/><text:tab/>done</text:p>
      <text:p text:style-name="Standard"><text:tab/><text:tab/>fi</text:p>
      <text:p text:style-name="Standard"><text:tab/><text:tab/>if [ $reponse_correcte != oui ]</text:p>
      <text:p text:style-name="Standard"><text:tab/><text:tab/>then</text:p>
      <text:p text:style-name="Standard"><text:tab/><text:tab/><text:tab/>echo "\nSuivez bien les instructions SVP !" &gt;&amp;2</text:p>
      <text:p text:style-name="Standard"><text:tab/><text:tab/>fi</text:p>
      <text:p text:style-name="Standard"><text:tab/><text:tab/>else</text:p>
      <text:p text:style-name="Standard"><text:tab/><text:tab/><text:tab/>echo "\nSuivez bien les instructions SVP !" &gt;&amp;2</text:p>
      <text:p text:style-name="Standard"><text:tab/><text:tab/><text:tab/>choix=0</text:p>
      <text:p text:style-name="Standard"><text:tab/><text:tab/>fi</text:p>
      <text:p text:style-name="Standard"><text:tab/>done</text:p>
      <text:p text:style-name="Standard"><text:tab/>exit 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23:44:05.524000000</meta:creation-date>
    <dc:date>2021-10-09T23:47:01.756000000</dc:date>
    <meta:editing-duration>PT2M57S</meta:editing-duration>
    <meta:editing-cycles>1</meta:editing-cycles>
    <meta:document-statistic meta:table-count="0" meta:image-count="0" meta:object-count="0" meta:page-count="4" meta:paragraph-count="159" meta:word-count="396" meta:character-count="2689" meta:non-whitespace-character-count="1980"/>
    <meta:generator>LibreOffice/7.0.1.2$Windows_X86_64 LibreOffice_project/7cbcfc562f6eb6708b5ff7d7397325de9e764452</meta:generator>
  </office:meta>
</office:document-meta>
</file>